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5d49" officeooo:paragraph-rsid="001a5d49"/>
    </style:style>
    <style:style style:name="P2" style:family="paragraph" style:parent-style-name="Standard">
      <style:paragraph-properties fo:text-align="start" style:justify-single-word="false"/>
      <style:text-properties officeooo:rsid="001a5d49" officeooo:paragraph-rsid="001a5d49"/>
    </style:style>
    <style:style style:name="P3" style:family="paragraph" style:parent-style-name="Standard">
      <style:paragraph-properties fo:text-align="center" style:justify-single-word="false"/>
      <style:text-properties fo:font-weight="bold" officeooo:rsid="001a5d49" officeooo:paragraph-rsid="001a5d49" style:font-weight-asian="bold" style:font-weight-complex="bold"/>
    </style:style>
    <style:style style:name="P4" style:family="paragraph" style:parent-style-name="Standard">
      <style:paragraph-properties fo:text-align="start" style:justify-single-word="false"/>
      <style:text-properties fo:font-weight="bold" officeooo:rsid="001a5d49" officeooo:paragraph-rsid="001a5d49" style:font-weight-asian="bold" style:font-weight-complex="bold"/>
    </style:style>
    <style:style style:name="P5" style:family="paragraph" style:parent-style-name="Standard">
      <style:paragraph-properties fo:text-align="start" style:justify-single-word="false"/>
      <style:text-properties fo:font-weight="bold" officeooo:rsid="0020e077" officeooo:paragraph-rsid="001a5d49" style:font-weight-asian="bold" style:font-weight-complex="bold"/>
    </style:style>
    <style:style style:name="P6" style:family="paragraph" style:parent-style-name="Standard">
      <style:text-properties fo:font-weight="bold" officeooo:rsid="0020e077" officeooo:paragraph-rsid="001a5d49" style:font-weight-asian="bold" style:font-weight-complex="bold"/>
    </style:style>
    <style:style style:name="P7" style:family="paragraph" style:parent-style-name="Standard">
      <style:text-properties fo:font-weight="bold" officeooo:rsid="001eb751" officeooo:paragraph-rsid="001a5d49" style:font-weight-asian="bold" style:font-weight-complex="bold"/>
    </style:style>
    <style:style style:name="P8" style:family="paragraph" style:parent-style-name="Standard">
      <style:text-properties fo:font-weight="bold" officeooo:rsid="00203e76" officeooo:paragraph-rsid="001a5d49" style:font-weight-asian="bold" style:font-weight-complex="bold"/>
    </style:style>
    <style:style style:name="P9" style:family="paragraph" style:parent-style-name="Standard">
      <style:paragraph-properties fo:text-align="center" style:justify-single-word="false"/>
      <style:text-properties fo:font-weight="bold" officeooo:rsid="00111840" officeooo:paragraph-rsid="001a5d49" style:font-weight-asian="bold" style:font-weight-complex="bold"/>
    </style:style>
    <style:style style:name="P10" style:family="paragraph" style:parent-style-name="Standard">
      <style:paragraph-properties fo:text-align="start" style:justify-single-word="false"/>
      <style:text-properties fo:font-weight="bold" officeooo:rsid="00111840" officeooo:paragraph-rsid="001a5d49" style:font-weight-asian="bold" style:font-weight-complex="bold"/>
    </style:style>
    <style:style style:name="P11" style:family="paragraph" style:parent-style-name="Standard">
      <style:paragraph-properties fo:text-align="start" style:justify-single-word="false"/>
      <style:text-properties fo:font-weight="bold" officeooo:rsid="00129907" officeooo:paragraph-rsid="001a5d49" style:font-weight-asian="bold" style:font-weight-complex="bold"/>
    </style:style>
    <style:style style:name="P12" style:family="paragraph" style:parent-style-name="Standard">
      <style:paragraph-properties fo:text-align="center" style:justify-single-word="false"/>
      <style:text-properties fo:font-size="16pt" fo:font-weight="bold" officeooo:rsid="001a5d49" officeooo:paragraph-rsid="001a5d49"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22pt" fo:font-weight="bold" officeooo:rsid="001a5d49" officeooo:paragraph-rsid="001a5d49" style:font-size-asian="22pt" style:font-weight-asian="bold" style:font-size-complex="22pt" style:font-weight-complex="bold"/>
    </style:style>
    <style:style style:name="P14" style:family="paragraph" style:parent-style-name="Standard">
      <style:paragraph-properties fo:text-align="center" style:justify-single-word="false"/>
      <style:text-properties fo:font-size="22pt" officeooo:rsid="001a5d49" officeooo:paragraph-rsid="001a5d49" style:font-size-asian="22pt" style:font-size-complex="22pt"/>
    </style:style>
    <style:style style:name="P15" style:family="paragraph" style:parent-style-name="Standard">
      <style:paragraph-properties fo:text-align="center" style:justify-single-word="false"/>
      <style:text-properties fo:color="#00ff66" fo:font-size="22pt" officeooo:rsid="001a5d49" officeooo:paragraph-rsid="001a5d49" style:font-size-asian="22pt" style:font-size-complex="22pt"/>
    </style:style>
    <style:style style:name="P16" style:family="paragraph" style:parent-style-name="Standard" style:list-style-name="L63">
      <style:paragraph-properties fo:text-align="start" style:justify-single-word="false"/>
      <style:text-properties fo:font-weight="normal" officeooo:rsid="001a5d49" officeooo:paragraph-rsid="001a5d49" style:font-weight-asian="normal" style:font-weight-complex="normal"/>
    </style:style>
    <style:style style:name="P17" style:family="paragraph" style:parent-style-name="Standard">
      <style:paragraph-properties fo:text-align="start" style:justify-single-word="false"/>
      <style:text-properties fo:font-weight="normal" officeooo:rsid="00111840" officeooo:paragraph-rsid="001a5d49" style:font-weight-asian="normal" style:font-weight-complex="normal"/>
    </style:style>
    <style:style style:name="P18" style:family="paragraph" style:parent-style-name="Standard">
      <style:paragraph-properties fo:text-align="start" style:justify-single-word="false"/>
      <style:text-properties fo:font-weight="normal" officeooo:rsid="00129907" officeooo:paragraph-rsid="001a5d49" style:font-weight-asian="normal" style:font-weight-complex="normal"/>
    </style:style>
    <style:style style:name="P19" style:family="paragraph" style:parent-style-name="Standard">
      <style:paragraph-properties fo:text-align="center" style:justify-single-word="false"/>
      <style:text-properties fo:font-style="italic" style:text-underline-style="none" fo:font-weight="bold" officeooo:rsid="001eb751" officeooo:paragraph-rsid="001a5d49" style:font-style-asian="italic" style:font-weight-asian="bold" style:font-style-complex="italic" style:font-weight-complex="bold"/>
    </style:style>
    <style:style style:name="P20" style:family="paragraph" style:parent-style-name="Standard">
      <style:text-properties officeooo:rsid="001eb751" officeooo:paragraph-rsid="001a5d49"/>
    </style:style>
    <style:style style:name="P21" style:family="paragraph" style:parent-style-name="Standard">
      <style:text-properties officeooo:rsid="00203e76" officeooo:paragraph-rsid="001a5d49"/>
    </style:style>
    <style:style style:name="P22" style:family="paragraph" style:parent-style-name="Standard">
      <style:paragraph-properties fo:text-align="start" style:justify-single-word="false"/>
      <style:text-properties fo:font-size="15pt" fo:font-weight="bold" officeooo:rsid="001a5d49" officeooo:paragraph-rsid="001a5d49" style:font-size-asian="15pt" style:font-weight-asian="bold" style:font-size-complex="15pt" style:font-weight-complex="bold"/>
    </style:style>
    <style:style style:name="P23" style:family="paragraph" style:parent-style-name="Text_20_body">
      <style:paragraph-properties fo:text-align="start" style:justify-single-word="false"/>
      <style:text-properties fo:font-weight="normal" officeooo:rsid="00111840" officeooo:paragraph-rsid="001a5d49" style:font-weight-asian="normal" style:font-weight-complex="normal"/>
    </style:style>
    <style:style style:name="P24" style:family="paragraph" style:parent-style-name="Text_20_body">
      <style:paragraph-properties fo:text-align="center" style:justify-single-word="false"/>
      <style:text-properties fo:font-weight="normal" officeooo:rsid="001a5d49" officeooo:paragraph-rsid="001a5d49" style:font-weight-asian="normal" style:font-weight-complex="normal"/>
    </style:style>
    <style:style style:name="P25" style:family="paragraph" style:parent-style-name="Text_20_body">
      <style:paragraph-properties fo:text-align="start" style:justify-single-word="false"/>
      <style:text-properties fo:font-weight="normal" officeooo:rsid="001a5d49" officeooo:paragraph-rsid="001a5d49" style:font-weight-asian="normal" style:font-weight-complex="normal"/>
    </style:style>
    <style:style style:name="P26" style:family="paragraph" style:parent-style-name="Text_20_body">
      <style:text-properties officeooo:rsid="0014be1d" officeooo:paragraph-rsid="001a5d49"/>
    </style:style>
    <style:style style:name="P27" style:family="paragraph" style:parent-style-name="Header">
      <style:paragraph-properties fo:text-align="end" style:justify-single-word="false"/>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indent="0in"/>
    </style:style>
    <style:style style:name="P3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Microsoft YaHei"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3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bold" style:letter-kerning="true" style:font-name-asian="Microsoft YaHei" style:font-size-asian="24pt" style:font-style-asian="normal" style:font-weight-asian="bold" style:font-name-complex="Arial Unicode MS" style:font-size-complex="24pt" style:font-style-complex="normal" style:font-weight-complex="bold"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Microsoft YaHei"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T1" style:family="text">
      <style:text-properties officeooo:rsid="001a5d49"/>
    </style:style>
    <style:style style:name="T2" style:family="text">
      <style:text-properties fo:font-weight="normal" style:font-weight-asian="normal" style:font-weight-complex="normal"/>
    </style:style>
    <style:style style:name="T3" style:family="text">
      <style:text-properties fo:font-weight="normal" officeooo:rsid="0021cddf" style:font-weight-asian="normal" style:font-weight-complex="normal"/>
    </style:style>
    <style:style style:name="T4" style:family="text">
      <style:text-properties officeooo:rsid="0020b259"/>
    </style:style>
    <style:style style:name="T5" style:family="text">
      <style:text-properties officeooo:rsid="001ecdb0"/>
    </style:style>
    <style:style style:name="T6" style:family="text">
      <style:text-properties officeooo:rsid="0020e077"/>
    </style:style>
    <style:style style:name="T7" style:family="text">
      <style:text-properties officeooo:rsid="0021129e"/>
    </style:style>
    <style:style style:name="T8" style:family="text">
      <style:text-properties officeooo:rsid="0021cddf"/>
    </style:style>
    <style:style style:name="T9" style:family="text">
      <style:text-properties fo:font-weight="bold" style:font-weight-asian="bold" style:font-weight-complex="bold"/>
    </style:style>
    <style:style style:name="T10" style:family="text">
      <style:text-properties fo:font-weight="bold" officeooo:rsid="00129907" style:font-weight-asian="bold" style:font-weight-complex="bold"/>
    </style:style>
    <style:style style:name="T11" style:family="text">
      <style:text-properties officeooo:rsid="0014be1d"/>
    </style:style>
    <style:style style:name="T12" style:family="text">
      <style:text-properties officeooo:rsid="00129907"/>
    </style:style>
    <style:style style:name="T1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Microsoft YaHei"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bold" style:letter-kerning="true" style:font-name-asian="Microsoft YaHei" style:font-size-asian="24pt" style:font-style-asian="normal" style:font-weight-asian="bold" style:font-name-complex="Arial Unicode MS" style:font-size-complex="24pt" style:font-style-complex="normal" style:font-weight-complex="bold"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6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1535in" fo:min-width="1.489in" fo:padding-top="0.0492in" fo:padding-bottom="0.0492in" fo:padding-left="0.0984in" fo:padding-right="0.0984in" draw:shadow="hidden" draw:shadow-offset-x="0.0783in" draw:shadow-offset-y="0.0783in" draw:shadow-color="#808080" style:run-through="foreground"/>
    </style:style>
    <style:style style:name="gr3" style:family="graphic" style:list-style-name="L6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02in" fo:min-width="1.2898in" fo:padding-top="0.0492in" fo:padding-bottom="0.0492in" fo:padding-left="0.0984in" fo:padding-right="0.0984in" draw:shadow="hidden" draw:shadow-offset-x="0.0783in" draw:shadow-offset-y="0.0783in" draw:shadow-color="#808080" style:run-through="foreground"/>
    </style:style>
    <style:style style:name="gr4" style:family="graphic" style:list-style-name="L6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61in" fo:min-width="1.3618in" fo:padding-top="0.0492in" fo:padding-bottom="0.0492in" fo:padding-left="0.0984in" fo:padding-right="0.0984in" draw:shadow="hidden" draw:shadow-offset-x="0.0783in" draw:shadow-offset-y="0.0783in" draw:shadow-color="#808080" style:run-through="foreground"/>
    </style:style>
    <style:style style:name="gr5" style:family="graphic" style:list-style-name="L6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0138in" fo:min-width="1.1602in" fo:padding-top="0.0492in" fo:padding-bottom="0.0492in" fo:padding-left="0.0984in" fo:padding-right="0.0984in" draw:shadow="hidden" draw:shadow-offset-x="0.0783in" draw:shadow-offset-y="0.0783in" draw:shadow-color="#808080" style:run-through="foreground"/>
    </style:style>
    <style:style style:name="gr6" style:family="graphic" style:list-style-name="L6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list-style-name="L6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list-style-name="L7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list-style-name="L7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681in" fo:padding-top="0.0492in" fo:padding-bottom="0.0492in" fo:padding-left="0.0984in" fo:padding-right="0.0984in" draw:shadow="hidden" draw:shadow-offset-x="0.0783in" draw:shadow-offset-y="0.0783in" draw:shadow-color="#808080" style:run-through="foreground"/>
    </style:style>
    <style:style style:name="gr10" style:family="graphic" style:list-style-name="L7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7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55in" fo:padding-top="0.0492in" fo:padding-bottom="0.0492in" fo:padding-left="0.0984in" fo:padding-right="0.0984in" draw:shadow="hidden" draw:shadow-offset-x="0.0783in" draw:shadow-offset-y="0.0783in" draw:shadow-color="#808080" style:run-through="foreground"/>
    </style:style>
    <style:style style:name="gr12" style:family="graphic" style:list-style-name="L7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7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7102in" fo:padding-top="0.0492in" fo:padding-bottom="0.0492in" fo:padding-left="0.0984in" fo:padding-right="0.0984in" draw:shadow="hidden" draw:shadow-offset-x="0.0783in" draw:shadow-offset-y="0.0783in" draw:shadow-color="#808080" style:run-through="foreground"/>
    </style:style>
    <style:style style:name="gr14" style:family="graphic" style:list-style-name="L7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874in" fo:padding-top="0.0492in" fo:padding-bottom="0.0492in" fo:padding-left="0.0984in" fo:padding-right="0.0984in" draw:shadow="hidden" draw:shadow-offset-x="0.0783in" draw:shadow-offset-y="0.0783in" draw:shadow-color="#808080" style:run-through="foreground"/>
    </style:style>
    <style:style style:name="gr15" style:family="graphic" style:list-style-name="L7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7016in" fo:padding-top="0.0492in" fo:padding-bottom="0.0492in" fo:padding-left="0.0984in" fo:padding-right="0.0984in" draw:shadow="hidden" draw:shadow-offset-x="0.0783in" draw:shadow-offset-y="0.0783in" draw:shadow-color="#808080" style:run-through="foreground"/>
    </style:style>
    <style:style style:name="gr16" style:family="graphic" style:list-style-name="L7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236in" fo:min-width="1.1752in" fo:padding-top="0.0492in" fo:padding-bottom="0.0492in" fo:padding-left="0.0984in" fo:padding-right="0.0984in" draw:shadow="hidden" draw:shadow-offset-x="0.0783in" draw:shadow-offset-y="0.0783in" draw:shadow-color="#808080" style:run-through="foreground"/>
    </style:style>
    <style:style style:name="gr17" style:family="graphic" style:list-style-name="L7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236in" fo:min-width="1.5252in" fo:padding-top="0.0492in" fo:padding-bottom="0.0492in" fo:padding-left="0.0984in" fo:padding-right="0.0984in" draw:shadow="hidden" draw:shadow-offset-x="0.0783in" draw:shadow-offset-y="0.0783in" draw:shadow-color="#808080" style:run-through="foreground"/>
    </style:style>
    <style:style style:name="gr18" style:family="graphic" style:list-style-name="L80">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81">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8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016in" fo:min-width="3.5028in" fo:padding-top="0.0492in" fo:padding-bottom="0.0492in" fo:padding-left="0.0984in" fo:padding-right="0.0984in" draw:shadow="hidden" draw:shadow-offset-x="0.0783in" draw:shadow-offset-y="0.0783in" draw:shadow-color="#808080" style:run-through="foreground"/>
    </style:style>
    <style:style style:name="gr21" style:family="graphic" style:list-style-name="L8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3902in" fo:min-width="3.1917in" fo:padding-top="0.0492in" fo:padding-bottom="0.0492in" fo:padding-left="0.0984in" fo:padding-right="0.0984in" draw:shadow="hidden" draw:shadow-offset-x="0.0783in" draw:shadow-offset-y="0.0783in" draw:shadow-color="#808080" style:run-through="foreground"/>
    </style:style>
    <style:style style:name="gr22" style:family="graphic" style:list-style-name="L84">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8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016in" fo:min-width="3.5028in" fo:padding-top="0.0492in" fo:padding-bottom="0.0492in" fo:padding-left="0.0984in" fo:padding-right="0.0984in" draw:shadow="hidden" draw:shadow-offset-x="0.0783in" draw:shadow-offset-y="0.0783in" draw:shadow-color="#808080" style:run-through="foreground"/>
    </style:style>
    <style:style style:name="gr24" style:family="graphic" style:list-style-name="L86">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87">
      <style:graphic-properties draw:stroke="solid" svg:stroke-width="0in" svg:stroke-color="#3465a4" draw:marker-start="" draw:marker-start-width="0.0783in" draw:marker-start-center="false" draw:marker-end="" draw:marker-end-width="0.0783in" draw:marker-end-center="false" draw:fill="solid" draw:fill-color="#ccff99"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26" style:family="graphic" style:list-style-name="L8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16in" fo:padding-top="0.0492in" fo:padding-bottom="0.0492in" fo:padding-left="0.0984in" fo:padding-right="0.0984in" draw:shadow="hidden" draw:shadow-offset-x="0.0783in" draw:shadow-offset-y="0.0783in" draw:shadow-color="#808080" style:run-through="foreground"/>
    </style:style>
    <style:style style:name="gr27" style:family="graphic" style:list-style-name="L8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84in" fo:min-width="2.1547in" fo:padding-top="0.0492in" fo:padding-bottom="0.0492in" fo:padding-left="0.0984in" fo:padding-right="0.0984in" draw:shadow="hidden" draw:shadow-offset-x="0.0783in" draw:shadow-offset-y="0.0783in" draw:shadow-color="#808080" style:run-through="foreground"/>
    </style:style>
    <style:style style:name="gr28" style:family="graphic" style:list-style-name="L9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9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9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84in" fo:min-width="2.1543in" fo:padding-top="0.0492in" fo:padding-bottom="0.0492in" fo:padding-left="0.0984in" fo:padding-right="0.0984in" draw:shadow="hidden" draw:shadow-offset-x="0.0783in" draw:shadow-offset-y="0.0783in" draw:shadow-color="#808080" style:run-through="foreground"/>
    </style:style>
    <style:style style:name="gr31" style:family="graphic" style:list-style-name="L9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9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84in" fo:min-width="2.1543in" fo:padding-top="0.0492in" fo:padding-bottom="0.0492in" fo:padding-left="0.0984in" fo:padding-right="0.0984in" draw:shadow="hidden" draw:shadow-offset-x="0.0783in" draw:shadow-offset-y="0.0783in" draw:shadow-color="#808080" style:run-through="foreground"/>
    </style:style>
    <style:style style:name="gr33" style:family="graphic" style:list-style-name="L9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9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764in" fo:min-width="0.328in" fo:padding-top="0.0492in" fo:padding-bottom="0.0492in" fo:padding-left="0.0984in" fo:padding-right="0.0984in" draw:shadow="hidden" draw:shadow-offset-x="0.0783in" draw:shadow-offset-y="0.0783in" draw:shadow-color="#808080" style:run-through="foreground"/>
    </style:style>
    <style:style style:name="gr35" style:family="graphic" style:list-style-name="L9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9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16in" fo:padding-top="0.0492in" fo:padding-bottom="0.0492in" fo:padding-left="0.0984in" fo:padding-right="0.0984in" draw:shadow="hidden" draw:shadow-offset-x="0.0783in" draw:shadow-offset-y="0.0783in" draw:shadow-color="#808080" style:run-through="foreground"/>
    </style:style>
    <style:style style:name="gr38" style:family="graphic" style:list-style-name="L10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634in" fo:padding-top="0.0492in" fo:padding-bottom="0.0492in" fo:padding-left="0.0984in" fo:padding-right="0.0984in" draw:shadow="hidden" draw:shadow-offset-x="0.0783in" draw:shadow-offset-y="0.0783in" draw:shadow-color="#808080" style:run-through="foreground"/>
    </style:style>
    <style:style style:name="gr39" style:family="graphic" style:list-style-name="L101">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84in" fo:min-width="2.1543in" fo:padding-top="0.0492in" fo:padding-bottom="0.0492in" fo:padding-left="0.0984in" fo:padding-right="0.0984in" draw:shadow="hidden" draw:shadow-offset-x="0.0783in" draw:shadow-offset-y="0.0783in" draw:shadow-color="#808080" style:run-through="foreground"/>
    </style:style>
    <style:style style:name="gr40" style:family="graphic" style:list-style-name="L10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84in" fo:min-width="1.25in" fo:padding-top="0.0492in" fo:padding-bottom="0.0492in" fo:padding-left="0.0984in" fo:padding-right="0.0984in" draw:shadow="hidden" draw:shadow-offset-x="0.0783in" draw:shadow-offset-y="0.0783in" draw:shadow-color="#808080" style:run-through="foreground"/>
    </style:style>
    <style:style style:name="gr41" style:family="graphic" style:list-style-name="L1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516in" fo:padding-top="0.0492in" fo:padding-bottom="0.0492in" fo:padding-left="0.0984in" fo:padding-right="0.0984in" draw:shadow="hidden" draw:shadow-offset-x="0.0783in" draw:shadow-offset-y="0.0783in" draw:shadow-color="#808080" style:run-through="foreground"/>
    </style:style>
    <style:style style:name="gr42" style:family="graphic" style:list-style-name="L10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16in" fo:padding-top="0.0492in" fo:padding-bottom="0.0492in" fo:padding-left="0.0984in" fo:padding-right="0.0984in" draw:shadow="hidden" draw:shadow-offset-x="0.0783in" draw:shadow-offset-y="0.0783in" draw:shadow-color="#808080" style:run-through="foreground"/>
    </style:style>
    <style:style style:name="gr43" style:family="graphic" style:list-style-name="L105">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72in" fo:padding-top="0.0492in" fo:padding-bottom="0.0492in" fo:padding-left="0.0984in" fo:padding-right="0.0984in" draw:shadow="hidden" draw:shadow-offset-x="0.0783in" draw:shadow-offset-y="0.0783in" draw:shadow-color="#808080" style:run-through="foreground"/>
    </style:style>
    <style:style style:name="gr44" style:family="graphic" style:list-style-name="L106">
      <style:graphic-properties draw:stroke="solid" svg:stroke-width="0in" svg:stroke-color="#3465a4" draw:marker-start="" draw:marker-start-width="0.0783in" draw:marker-start-center="false" draw:marker-end="" draw:marker-end-width="0.0783in" draw:marker-end-center="false" draw:fill="solid" draw:fill-color="#ccff99"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5" style:family="graphic" style:list-style-name="L1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1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10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11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111">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717in" fo:padding-top="0.0492in" fo:padding-bottom="0.0492in" fo:padding-left="0.0984in" fo:padding-right="0.0984in" draw:shadow="hidden" draw:shadow-offset-x="0.0783in" draw:shadow-offset-y="0.0783in" draw:shadow-color="#808080" style:run-through="foreground"/>
    </style:style>
    <style:style style:name="gr50" style:family="graphic" style:list-style-name="L112">
      <style:graphic-properties draw:stroke="solid" svg:stroke-width="0in" svg:stroke-color="#3465a4" draw:marker-start="" draw:marker-start-width="0.0783in" draw:marker-start-center="false" draw:marker-end="" draw:marker-end-width="0.0783in" draw:marker-end-center="false" draw:fill="solid" draw:fill-color="#ccff99"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51" style:family="graphic" style:list-style-name="L113">
      <style:graphic-properties draw:stroke="solid" svg:stroke-width="0in" svg:stroke-color="#3465a4" draw:marker-start="" draw:marker-start-width="0.0783in" draw:marker-start-center="false" draw:marker-end="" draw:marker-end-width="0.0783in" draw:marker-end-center="false" draw:fill="solid" draw:fill-color="#ccff99"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52" style:family="graphic" style:list-style-name="L11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16in" fo:padding-top="0.0492in" fo:padding-bottom="0.0492in" fo:padding-left="0.0984in" fo:padding-right="0.0984in" draw:shadow="hidden" draw:shadow-offset-x="0.0783in" draw:shadow-offset-y="0.0783in" draw:shadow-color="#808080" style:run-through="foreground"/>
    </style:style>
    <style:style style:name="gr53" style:family="graphic" style:list-style-name="L11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list-style-name="L11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28in" fo:min-width="1.6543in" fo:padding-top="0.0492in" fo:padding-bottom="0.0492in" fo:padding-left="0.0984in" fo:padding-right="0.0984in" draw:shadow="hidden" draw:shadow-offset-x="0.0783in" draw:shadow-offset-y="0.0783in" draw:shadow-color="#808080" style:run-through="foreground"/>
    </style:style>
    <style:style style:name="gr55" style:family="graphic" style:list-style-name="L11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11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764in" fo:min-width="0.178in" fo:padding-top="0.0492in" fo:padding-bottom="0.0492in" fo:padding-left="0.0984in" fo:padding-right="0.0984in" draw:shadow="hidden" draw:shadow-offset-x="0.0783in" draw:shadow-offset-y="0.0783in" draw:shadow-color="#808080" style:run-through="foreground"/>
    </style:style>
    <style:style style:name="gr57" style:family="graphic" style:list-style-name="L11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list-style-name="L12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12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12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list-style-name="L12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102in" fo:padding-top="0.0492in" fo:padding-bottom="0.0492in" fo:padding-left="0.0984in" fo:padding-right="0.0984in" draw:shadow="hidden" draw:shadow-offset-x="0.0783in" draw:shadow-offset-y="0.0783in" draw:shadow-color="#808080" style:run-through="foreground"/>
    </style:style>
    <style:style style:name="gr62" style:family="graphic" style:list-style-name="L12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602in" fo:padding-top="0.0492in" fo:padding-bottom="0.0492in" fo:padding-left="0.0984in" fo:padding-right="0.0984in" draw:shadow="hidden" draw:shadow-offset-x="0.0783in" draw:shadow-offset-y="0.0783in" draw:shadow-color="#808080" style:run-through="foreground"/>
    </style:style>
    <style:style style:name="gr63" style:family="graphic" style:list-style-name="L12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791in" fo:min-width="1.1307in" fo:padding-top="0.0492in" fo:padding-bottom="0.0492in" fo:padding-left="0.0984in" fo:padding-right="0.0984in" draw:shadow="hidden" draw:shadow-offset-x="0.0783in" draw:shadow-offset-y="0.0783in" draw:shadow-color="#808080" style:run-through="foreground"/>
    </style:style>
    <style:style style:name="gr64" style:family="graphic" style:list-style-name="L12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65" style:family="graphic" style:list-style-name="L1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7437in" fo:padding-top="0.0492in" fo:padding-bottom="0.0492in" fo:padding-left="0.0984in" fo:padding-right="0.0984in" draw:shadow="hidden" draw:shadow-offset-x="0.0783in" draw:shadow-offset-y="0.0783in" draw:shadow-color="#808080" style:run-through="foreground"/>
    </style:style>
    <style:style style:name="gr66" style:family="graphic" style:list-style-name="L12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791in" fo:min-width="1.1307in" fo:padding-top="0.0492in" fo:padding-bottom="0.0492in" fo:padding-left="0.0984in" fo:padding-right="0.0984in" draw:shadow="hidden" draw:shadow-offset-x="0.0783in" draw:shadow-offset-y="0.0783in" draw:shadow-color="#808080" style:run-through="foreground"/>
    </style:style>
    <style:style style:name="gr67" style:family="graphic" style:list-style-name="L12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764in" fo:min-width="0.178in" fo:padding-top="0.0492in" fo:padding-bottom="0.0492in" fo:padding-left="0.0984in" fo:padding-right="0.0984in" draw:shadow="hidden" draw:shadow-offset-x="0.0783in" draw:shadow-offset-y="0.0783in" draw:shadow-color="#808080" style:run-through="foreground"/>
    </style:style>
    <style:style style:name="gr68" style:family="graphic" style:list-style-name="L13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13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102in" fo:padding-top="0.0492in" fo:padding-bottom="0.0492in" fo:padding-left="0.0984in" fo:padding-right="0.0984in" draw:shadow="hidden" draw:shadow-offset-x="0.0783in" draw:shadow-offset-y="0.0783in" draw:shadow-color="#808080" style:run-through="foreground"/>
    </style:style>
    <style:style style:name="gr70" style:family="graphic" style:list-style-name="L1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102in" fo:padding-top="0.0492in" fo:padding-bottom="0.0492in" fo:padding-left="0.0984in" fo:padding-right="0.0984in" draw:shadow="hidden" draw:shadow-offset-x="0.0783in" draw:shadow-offset-y="0.0783in" draw:shadow-color="#808080" style:run-through="foreground"/>
    </style:style>
    <style:style style:name="gr71" style:family="graphic" style:list-style-name="L13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list-style-name="L13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list-style-name="L13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list-style-name="L13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list-style-name="L13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791in" fo:min-width="1.1307in" fo:padding-top="0.0492in" fo:padding-bottom="0.0492in" fo:padding-left="0.0984in" fo:padding-right="0.0984in" draw:shadow="hidden" draw:shadow-offset-x="0.0783in" draw:shadow-offset-y="0.0783in" draw:shadow-color="#808080" style:run-through="foreground"/>
    </style:style>
    <style:style style:name="gr76" style:family="graphic" style:list-style-name="L13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list-style-name="L13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791in" fo:min-width="1.1307in" fo:padding-top="0.0492in" fo:padding-bottom="0.0492in" fo:padding-left="0.0984in" fo:padding-right="0.0984in" draw:shadow="hidden" draw:shadow-offset-x="0.0783in" draw:shadow-offset-y="0.0783in" draw:shadow-color="#808080" style:run-through="foreground"/>
    </style:style>
    <style:style style:name="gr78" style:family="graphic" style:list-style-name="L14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list-style-name="L141">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791in" fo:min-width="2.2307in" fo:padding-top="0.0492in" fo:padding-bottom="0.0492in" fo:padding-left="0.0984in" fo:padding-right="0.0984in" draw:shadow="hidden" draw:shadow-offset-x="0.0783in" draw:shadow-offset-y="0.0783in" draw:shadow-color="#808080" style:run-through="foreground"/>
    </style:style>
    <style:style style:name="gr80" style:family="graphic" style:list-style-name="L1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list-style-name="L143">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717in" fo:padding-top="0.0492in" fo:padding-bottom="0.0492in" fo:padding-left="0.0984in" fo:padding-right="0.0984in" draw:shadow="hidden" draw:shadow-offset-x="0.0783in" draw:shadow-offset-y="0.0783in" draw:shadow-color="#808080" style:run-through="foreground"/>
    </style:style>
    <style:style style:name="gr82" style:family="graphic" style:list-style-name="L144">
      <style:graphic-properties draw:stroke="solid" svg:stroke-width="0in" svg:stroke-color="#3465a4" draw:marker-start="" draw:marker-start-width="0.0783in" draw:marker-start-center="false" draw:marker-end="" draw:marker-end-width="0.0783in" draw:marker-end-center="false" draw:fill="solid" draw:fill-color="#ccff99"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83" style:family="graphic" style:list-style-name="L1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1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list-style-name="L14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list-style-name="L14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list-style-name="L149">
      <style:graphic-properties draw:stroke="solid" svg:stroke-width="0in" svg:stroke-color="#3465a4" draw:marker-start="" draw:marker-start-width="0.0783in" draw:marker-start-center="false" draw:marker-end="" draw:marker-end-width="0.0783in" draw:marker-end-center="false" draw:fill="solid" draw:fill-color="#ccff99"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88" style:family="graphic" style:list-style-name="L15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16in" fo:padding-top="0.0492in" fo:padding-bottom="0.0492in" fo:padding-left="0.0984in" fo:padding-right="0.0984in" draw:shadow="hidden" draw:shadow-offset-x="0.0783in" draw:shadow-offset-y="0.0783in" draw:shadow-color="#808080" style:run-through="foreground"/>
    </style:style>
    <style:style style:name="gr89" style:family="graphic" style:list-style-name="L15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list-style-name="L15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28in" fo:min-width="1.0543in" fo:padding-top="0.0492in" fo:padding-bottom="0.0492in" fo:padding-left="0.0984in" fo:padding-right="0.0984in" draw:shadow="hidden" draw:shadow-offset-x="0.0783in" draw:shadow-offset-y="0.0783in" draw:shadow-color="#808080" style:run-through="foreground"/>
    </style:style>
    <style:style style:name="gr91" style:family="graphic" style:list-style-name="L15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list-style-name="L15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602in" fo:padding-top="0.0492in" fo:padding-bottom="0.0492in" fo:padding-left="0.0984in" fo:padding-right="0.0984in" draw:shadow="hidden" draw:shadow-offset-x="0.0783in" draw:shadow-offset-y="0.0783in" draw:shadow-color="#808080" style:run-through="foreground"/>
    </style:style>
    <style:style style:name="gr93" style:family="graphic" style:list-style-name="L15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94" style:family="graphic" style:list-style-name="L15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7437in" fo:padding-top="0.0492in" fo:padding-bottom="0.0492in" fo:padding-left="0.0984in" fo:padding-right="0.0984in" draw:shadow="hidden" draw:shadow-offset-x="0.0783in" draw:shadow-offset-y="0.0783in" draw:shadow-color="#808080" style:run-through="foreground"/>
    </style:style>
    <style:style style:name="gr95" style:family="graphic" style:list-style-name="L15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list-style-name="L15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791in" fo:min-width="1.1307in" fo:padding-top="0.0492in" fo:padding-bottom="0.0492in" fo:padding-left="0.0984in" fo:padding-right="0.0984in" draw:shadow="hidden" draw:shadow-offset-x="0.0783in" draw:shadow-offset-y="0.0783in" draw:shadow-color="#808080" style:run-through="foreground"/>
    </style:style>
    <style:style style:name="gr97" style:family="graphic" style:list-style-name="L15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list-style-name="L160">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791in" fo:min-width="1.1307in" fo:padding-top="0.0492in" fo:padding-bottom="0.0492in" fo:padding-left="0.0984in" fo:padding-right="0.0984in" draw:shadow="hidden" draw:shadow-offset-x="0.0783in" draw:shadow-offset-y="0.0783in" draw:shadow-color="#808080" style:run-through="foreground"/>
    </style:style>
    <style:style style:name="gr99" style:family="graphic" style:list-style-name="L16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list-style-name="L16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791in" fo:min-width="2.2307in" fo:padding-top="0.0492in" fo:padding-bottom="0.0492in" fo:padding-left="0.0984in" fo:padding-right="0.0984in" draw:shadow="hidden" draw:shadow-offset-x="0.0783in" draw:shadow-offset-y="0.0783in" draw:shadow-color="#808080" style:run-through="foreground"/>
    </style:style>
    <style:style style:name="gr101" style:family="graphic" style:list-style-name="L163">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717in" fo:padding-top="0.0492in" fo:padding-bottom="0.0492in" fo:padding-left="0.0984in" fo:padding-right="0.0984in" draw:shadow="hidden" draw:shadow-offset-x="0.0783in" draw:shadow-offset-y="0.0783in" draw:shadow-color="#808080" style:run-through="foreground"/>
    </style:style>
    <style:style style:name="gr102" style:family="graphic" style:list-style-name="L164">
      <style:graphic-properties draw:stroke="solid" svg:stroke-width="0in" svg:stroke-color="#3465a4" draw:marker-start="" draw:marker-start-width="0.0783in" draw:marker-start-center="false" draw:marker-end="" draw:marker-end-width="0.0783in" draw:marker-end-center="false" draw:fill="solid" draw:fill-color="#ccff99"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103" style:family="graphic" style:list-style-name="L16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list-style-name="L16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list-style-name="L16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list-style-name="L16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791in" fo:min-width="1.1307in" fo:padding-top="0.0492in" fo:padding-bottom="0.0492in" fo:padding-left="0.0984in" fo:padding-right="0.0984in" draw:shadow="hidden" draw:shadow-offset-x="0.0783in" draw:shadow-offset-y="0.0783in" draw:shadow-color="#808080" style:run-through="foreground"/>
    </style:style>
    <style:style style:name="gr107" style:family="graphic" style:list-style-name="L16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264in" fo:min-width="0.2028in" fo:padding-top="0.0492in" fo:padding-bottom="0.0492in" fo:padding-left="0.0984in" fo:padding-right="0.0984in" draw:shadow="hidden" draw:shadow-offset-x="0.0783in" draw:shadow-offset-y="0.0783in" draw:shadow-color="#808080" style:run-through="foreground"/>
    </style:style>
    <style:style style:name="gr108" style:family="graphic" style:list-style-name="L1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list-style-name="L17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list-style-name="L17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791in" fo:min-width="1.1307in" fo:padding-top="0.0492in" fo:padding-bottom="0.0492in" fo:padding-left="0.0984in" fo:padding-right="0.0984in" draw:shadow="hidden" draw:shadow-offset-x="0.0783in" draw:shadow-offset-y="0.0783in" draw:shadow-color="#808080" style:run-through="foreground"/>
    </style:style>
    <style:style style:name="gr111" style:family="graphic" style:list-style-name="L17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602in" fo:padding-top="0.0492in" fo:padding-bottom="0.0492in" fo:padding-left="0.0984in" fo:padding-right="0.0984in" draw:shadow="hidden" draw:shadow-offset-x="0.0783in" draw:shadow-offset-y="0.0783in" draw:shadow-color="#808080" style:run-through="foreground"/>
    </style:style>
    <style:style style:name="gr112" style:family="graphic" style:list-style-name="L1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list-style-name="L17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list-style-name="L17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791in" fo:min-width="1.6646in" fo:padding-top="0.0492in" fo:padding-bottom="0.0492in" fo:padding-left="0.0984in" fo:padding-right="0.0984in" draw:shadow="hidden" draw:shadow-offset-x="0.0783in" draw:shadow-offset-y="0.0783in" draw:shadow-color="#808080" style:run-through="foreground"/>
    </style:style>
    <style:style style:name="gr115" style:family="graphic" style:list-style-name="L17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list-style-name="L17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043in" fo:min-width="0.8055in" fo:padding-top="0.0492in" fo:padding-bottom="0.0492in" fo:padding-left="0.0984in" fo:padding-right="0.0984in" draw:shadow="hidden" draw:shadow-offset-x="0.0783in" draw:shadow-offset-y="0.0783in" draw:shadow-color="#808080" style:run-through="foreground"/>
    </style:style>
    <style:style style:name="gr117" style:family="graphic" style:list-style-name="L17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list-style-name="L18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161in" fo:padding-top="0.0492in" fo:padding-bottom="0.0492in" fo:padding-left="0.0984in" fo:padding-right="0.0984in" draw:shadow="hidden" draw:shadow-offset-x="0.0783in" draw:shadow-offset-y="0.0783in" draw:shadow-color="#808080" style:run-through="foreground"/>
    </style:style>
    <style:style style:name="gr119" style:family="graphic" style:list-style-name="L18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list-style-name="L18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909in" fo:min-width="2.4902in" fo:padding-top="0.0492in" fo:padding-bottom="0.0492in" fo:padding-left="0.0984in" fo:padding-right="0.0984in" draw:shadow="hidden" draw:shadow-offset-x="0.0783in" draw:shadow-offset-y="0.0783in" draw:shadow-color="#808080" style:run-through="foreground"/>
    </style:style>
    <style:style style:name="gr121" style:family="graphic" style:list-style-name="L18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list-style-name="L18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list-style-name="L18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list-style-name="L18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909in" fo:min-width="2.1862in" fo:padding-top="0.0492in" fo:padding-bottom="0.0492in" fo:padding-left="0.0984in" fo:padding-right="0.0984in" draw:shadow="hidden" draw:shadow-offset-x="0.0783in" draw:shadow-offset-y="0.0783in" draw:shadow-color="#808080" style:run-through="foreground"/>
    </style:style>
    <style:style style:name="gr125" style:family="graphic" style:list-style-name="L18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list-style-name="L18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909in" fo:min-width="2.0846in" fo:padding-top="0.0492in" fo:padding-bottom="0.0492in" fo:padding-left="0.0984in" fo:padding-right="0.0984in" draw:shadow="hidden" draw:shadow-offset-x="0.0783in" draw:shadow-offset-y="0.0783in" draw:shadow-color="#808080" style:run-through="foreground"/>
    </style:style>
    <style:style style:name="gr127" style:family="graphic" style:list-style-name="L18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4016in" fo:min-width="3.5484in" fo:padding-top="0.0492in" fo:padding-bottom="0.0492in" fo:padding-left="0.0984in" fo:padding-right="0.0984in" draw:shadow="hidden" draw:shadow-offset-x="0.0783in" draw:shadow-offset-y="0.0783in" draw:shadow-color="#808080" style:run-through="foreground"/>
    </style:style>
    <style:style style:name="gr128" style:family="graphic" style:list-style-name="L1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list-style-name="L19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list-style-name="L19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list-style-name="L19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list-style-name="L19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693in" fo:min-width="1.3799in" fo:padding-top="0.0492in" fo:padding-bottom="0.0492in" fo:padding-left="0.0984in" fo:padding-right="0.0984in" draw:shadow="hidden" draw:shadow-offset-x="0.0783in" draw:shadow-offset-y="0.0783in" draw:shadow-color="#808080" style:run-through="foreground"/>
    </style:style>
    <style:style style:name="gr133" style:family="graphic" style:list-style-name="L19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693in" fo:min-width="1.9972in" fo:padding-top="0.0492in" fo:padding-bottom="0.0492in" fo:padding-left="0.0984in" fo:padding-right="0.0984in" draw:shadow="hidden" draw:shadow-offset-x="0.0783in" draw:shadow-offset-y="0.0783in" draw:shadow-color="#808080" style:run-through="foreground"/>
    </style:style>
    <style:style style:name="gr134" style:family="graphic" style:list-style-name="L19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583in" fo:min-width="1.7571in" fo:padding-top="0.0492in" fo:padding-bottom="0.0492in" fo:padding-left="0.0984in" fo:padding-right="0.0984in" draw:shadow="hidden" draw:shadow-offset-x="0.0783in" draw:shadow-offset-y="0.0783in" draw:shadow-color="#808080" style:run-through="foreground"/>
    </style:style>
    <style:style style:name="gr135" style:family="graphic" style:list-style-name="L19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4016in" fo:min-width="3.5484in" fo:padding-top="0.0492in" fo:padding-bottom="0.0492in" fo:padding-left="0.0984in" fo:padding-right="0.0984in" draw:shadow="hidden" draw:shadow-offset-x="0.0783in" draw:shadow-offset-y="0.0783in" draw:shadow-color="#808080" style:run-through="foreground"/>
    </style:style>
    <style:style style:name="gr136" style:family="graphic" style:list-style-name="L19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016in" fo:min-width="1.3673in" fo:padding-top="0.0492in" fo:padding-bottom="0.0492in" fo:padding-left="0.0984in" fo:padding-right="0.0984in" draw:shadow="hidden" draw:shadow-offset-x="0.0783in" draw:shadow-offset-y="0.0783in" draw:shadow-color="#808080" style:run-through="foreground"/>
    </style:style>
    <style:style style:name="gr137" style:family="graphic" style:list-style-name="L19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Architecture Assignment</text:p>
      <text:p text:style-name="P14"/>
      <text:p text:style-name="P15">Team Green</text:p>
      <text:p text:style-name="P14"/>
      <text:p text:style-name="P14">Dandy Pham</text:p>
      <text:p text:style-name="P14"/>
      <text:p text:style-name="P14">Gabe</text:p>
      <text:p text:style-name="P14"/>
      <text:p text:style-name="P14">Joseph</text:p>
      <text:p text:style-name="P14"/>
      <text:p text:style-name="P14">Joey</text:p>
      <text:p text:style-name="P1"/>
      <text:p text:style-name="P1"/>
      <text:p text:style-name="P1">Due date: 11/30/201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2">Table of contents</text:p>
      <text:p text:style-name="P3"/>
      <text:list xml:id="list7889103815993310665" text:style-name="L63">
        <text:list-item>
          <text:p text:style-name="P16">Tittle <text:tab/><text:tab/><text:tab/><text:tab/><text:tab/><text:tab/>Page 1</text:p>
        </text:list-item>
        <text:list-item>
          <text:p text:style-name="P16">Table of contents<text:tab/><text:tab/><text:tab/><text:tab/>Page 2</text:p>
        </text:list-item>
        <text:list-item>
          <text:p text:style-name="P16">UML Class Diagram <text:tab/><text:tab/><text:tab/><text:tab/>Page 3</text:p>
        </text:list-item>
        <text:list-item>
          <text:p text:style-name="P16">Four view<text:tab/><text:tab/><text:tab/><text:tab/><text:tab/>Page 4</text:p>
        </text:list-item>
        <text:list-item>
          <text:p text:style-name="P16">Context Diagram<text:tab/><text:tab/><text:tab/><text:tab/>Page 5</text:p>
        </text:list-item>
        <text:list-item>
          <text:p text:style-name="P16">Architecture Pattern<text:tab/><text:tab/><text:tab/><text:tab/>Page 6</text:p>
        </text:list-item>
        <text:list-item>
          <text:p text:style-name="P16">Process Model<text:tab/><text:tab/><text:tab/><text:tab/>Page 7-9</text:p>
        </text:list-item>
        <text:list-item>
          <text:p text:style-name="P16">Design Pattern<text:tab/><text:tab/><text:tab/><text:tab/>Page 10</text:p>
        </text:list-item>
        <text:list-item>
          <text:p text:style-name="P16">Finite State Machine <text:tab/><text:tab/><text:tab/><text:tab/>Page 11</text:p>
        </text:list-item>
        <text:list-item>
          <text:p text:style-name="P16">Short Essay<text:tab/><text:tab/><text:tab/><text:tab/><text:tab/>Page 12-13</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9">Four View</text:p>
      <text:p text:style-name="P20"/>
      <text:p text:style-name="P7">Logical View</text:p>
      <text:p text:style-name="P20">- This view <text:span text:style-name="T4">can be used</text:span> to <text:span text:style-name="T4">support</text:span> the functional requirement. <text:s/><text:span text:style-name="T4">That is the primarily functional in the system and what it</text:span> can provide to the user. <text:s/><text:span text:style-name="T4">A logical view also shows the key abstraction in system (objects, object classess, interfaces...). <text:s/>This is not just for the sake of the functional decomposition analysis, but also the mechanism used to determine the general and other factors on the part of the different design systems. <text:s/></text:span>If our program include this view, it will help the user understand more about the functional of the program. It also easily show the user what in the program and how it work. <text:s/><text:span text:style-name="T5">For example, our program is a time clock machine. We can use object-oriented style to identify common mechanisms and design elements across the various parts of the system for this view.</text:span></text:p>
      <text:p text:style-name="P20"/>
      <text:p text:style-name="P7">Physical View</text:p>
      <text:p text:style-name="P20">- <text:span text:style-name="T5">This view can be used to describe the non-functional requirement of the system (reliability, security...) and shows how the system hardware and software can work together across the system. This view can mapping the software to the hardware by identified all the various elements in the system (networks, processes, tasks, and objects) and mapped onto the various nodes. For example, we can use this physical view to describe and apply the non-functional requirement and manage the system hardware to fit the software.</text:span></text:p>
      <text:p text:style-name="P20"/>
      <text:p text:style-name="P8">Process View</text:p>
      <text:p text:style-name="P21">- This view <text:span text:style-name="T6">can be u</text:span>se<text:span text:style-name="T7">d</text:span> to <text:span text:style-name="T6">show how the system includes interactive processes. This process view can takes into some non-functional requirement (performance, availability...). <text:s/>This process architecture can be viewed as a group of independently tasks run across a set of hardware resources connected by local area network (LAN) or Wide Area Network (WAN). For example, our program using the client and server style for this view.</text:span></text:p>
      <text:p text:style-name="P21"/>
      <text:p text:style-name="P8">Development View</text:p>
      <text:p text:style-name="P21">- This view <text:span text:style-name="T6">can be used </text:span>to describe and focus on how to develop the software to fit the environment <text:span text:style-name="T7">by decompose it</text:span>. <text:s/><text:span text:style-name="T7">The system can be packaged in small boxes (subsystems) that can be developed by one developer or a group of developers. <text:s/>This </text:span>view might help the us manage the software and reuse some element in the old version to develop the new version. <text:span text:style-name="T8">For example, we can use the prototype and developed the system to get close to the requirement is our main goal.</text:span></text:p>
      <text:p text:style-name="P20"/>
      <text:p text:style-name="P6">Scenarios</text:p>
      <text:p text:style-name="P5">- <text:span text:style-name="T2">The four view can work together by using the small set of scenarios (sequences of interactions between objects, between processes).</text:span><text:span text:style-name="T3"> For example, we can use this as a use case and test the prototype for our system.</text:span></text:p>
      <text:p text:style-name="P5"/>
      <text:p text:style-name="P5"/>
      <text:p text:style-name="P5"/>
      <text:p text:style-name="P5"/>
      <text:p text:style-name="P5"/>
      <text:p text:style-name="P5"/>
      <text:p text:style-name="P5"/>
      <text:p text:style-name="P5"/>
      <text:p text:style-name="P5"><text:soft-page-break/></text:p>
      <text:p text:style-name="P22"><draw:g text:anchor-type="paragraph" draw:z-index="0" draw:style-name="gr1"><draw:custom-shape draw:style-name="gr2" draw:text-style-name="P29" svg:width="2.385in" svg:height="1.7705in" svg:x="2.6516in" svg:y="2.3929in"><text:p text:style-name="P28"><text:span text:style-name="T13">&lt;&lt;Browser&gt;&gt;</text:span></text:p><text:p text:style-name="P28"><text:span text:style-name="T13">Time Clock Syste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9" svg:width="1.487in" svg:height="0.8094in" svg:x="3.0469in" svg:y="0.1165in"><text:p text:style-name="P28"><text:span text:style-name="T13">Bursar</text:span></text:p><draw:enhanced-geometry svg:viewBox="0 0 21600 21600" draw:type="rectangle" draw:enhanced-path="M 0 0 L 21600 0 21600 21600 0 21600 0 0 Z N"/></draw:custom-shape><draw:custom-shape draw:style-name="gr4" draw:text-style-name="P29" svg:width="1.5594in" svg:height="0.8598in" svg:x="2.8161in" svg:y="5.7709in"><text:p text:style-name="P28"><text:span text:style-name="T13">Browser</text:span></text:p><draw:enhanced-geometry svg:viewBox="0 0 21600 21600" draw:type="rectangle" draw:enhanced-path="M 0 0 L 21600 0 21600 21600 0 21600 0 0 Z N"/></draw:custom-shape><draw:custom-shape draw:style-name="gr5" draw:text-style-name="P29" svg:width="1.3579in" svg:height="1.113in" svg:x="-0.0429in" svg:y="2.6965in"><text:p text:style-name="P28"><text:span text:style-name="T13">LDAP</text:span></text:p><draw:enhanced-geometry svg:viewBox="0 0 21600 21600" draw:type="rectangle" draw:enhanced-path="M 0 0 L 21600 0 21600 21600 0 21600 0 0 Z N"/></draw:custom-shape><draw:line draw:style-name="gr6" draw:text-style-name="P29" svg:x1="2.6224in" svg:y1="3.3531in" svg:x2="1.315in" svg:y2="3.3531in"><text:p/></draw:line><draw:line draw:style-name="gr7" draw:text-style-name="P29" svg:x1="3.7287in" svg:y1="2.4429in" svg:x2="3.7287in" svg:y2="0.9256in"><text:p/></draw:line><draw:line draw:style-name="gr8" draw:text-style-name="P29" svg:x1="1.315in" svg:y1="3.1004in" svg:x2="2.6728in" svg:y2="3.1004in"><text:p/></draw:line><draw:frame draw:style-name="gr9" draw:text-style-name="P31" svg:width="2.9787in" svg:height="0.6669in" svg:x="0.1469in" svg:y="2.0894in"><draw:text-box><text:p text:style-name="P30"><text:span text:style-name="T14">Send back the validation of the credentials</text:span></text:p></draw:text-box></draw:frame><draw:line draw:style-name="gr10" draw:text-style-name="P29" svg:x1="3.4776in" svg:y1="4.1118in" svg:x2="3.4776in" svg:y2="5.7811in"><text:p/></draw:line><draw:frame draw:style-name="gr11" draw:text-style-name="P31" svg:width="3.5713in" svg:height="0.4043in" svg:x="3.8291in" svg:y="4.315in"><draw:text-box><text:p text:style-name="P30"><text:span text:style-name="T14">Send access request to Web server</text:span></text:p></draw:text-box></draw:frame><draw:line draw:style-name="gr12" draw:text-style-name="P29" svg:x1="3.7791in" svg:y1="5.7811in" svg:x2="3.7791in" svg:y2="4.1626in"><text:p/></draw:line><draw:frame draw:style-name="gr13" draw:text-style-name="P31" svg:width="3.3697in" svg:height="0.8094in" svg:x="0.7618in" svg:y="4.8209in"><draw:text-box><text:p text:style-name="P30"><text:span text:style-name="T14">Display the contents as a structure of HTML</text:span></text:p></draw:text-box></draw:frame><draw:frame draw:style-name="gr14" draw:text-style-name="P31" svg:width="2.6157in" svg:height="0.5862in" svg:x="0.4098in" svg:y="3.8984in"><draw:text-box><text:p text:style-name="P30"><text:span text:style-name="T14">Send the username and password to LDAP</text:span></text:p></draw:text-box></draw:frame></draw:g>Context Diagra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
      <text:p text:style-name="P5"/>
      <text:p text:style-name="P5"/>
      <text:p text:style-name="P5"/>
      <text:p text:style-name="P5"/>
      <text:p text:style-name="P5"><text:soft-page-break/></text:p>
      <text:p text:style-name="P5"/>
      <text:p text:style-name="P5"/>
      <text:p text:style-name="P5"><draw:g text:anchor-type="paragraph" draw:z-index="1" draw:style-name="gr1"><draw:frame draw:style-name="gr15" draw:text-style-name="P32" svg:width="7.9504in" svg:height="0.8004in" svg:x="0in" svg:y="0.0008in"><draw:text-box><text:p text:style-name="P30"><text:span text:style-name="T15">Client-server architecture for time clock program</text:span></text:p></draw:text-box></draw:frame><draw:custom-shape draw:style-name="gr16" draw:text-style-name="P29" svg:width="1.4504in" svg:height="0.8004in" svg:x="2.2in" svg:y="0.7508in"><text:p text:style-name="P28"><text:span text:style-name="T13">GA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29" svg:width="1.8004in" svg:height="0.8004in" svg:x="4in" svg:y="0.7406in"><text:p text:style-name="P28"><text:span text:style-name="T13">SUPERVI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29" svg:x1="2.9in" svg:y1="1.5508in" svg:x2="2.9in" svg:y2="2.4008in"><text:p/></draw:line><draw:line draw:style-name="gr19" draw:text-style-name="P29" svg:x1="4.8291in" svg:y1="1.5512in" svg:x2="4.8291in" svg:y2="2.4012in"><text:p/></draw:line><draw:custom-shape draw:style-name="gr20" draw:text-style-name="P29" svg:width="3.7004in" svg:height="1.0004in" svg:x="2.0181in" svg:y="2.4008in"><text:p text:style-name="P28"><text:span text:style-name="T13"><text:s/></text:span><text:span text:style-name="T13">BROWSER</text:span></text:p><draw:enhanced-geometry svg:viewBox="0 0 21600 21600" draw:type="rectangle" draw:enhanced-path="M 0 0 L 21600 0 21600 21600 0 21600 0 0 Z N"/></draw:custom-shape><draw:custom-shape draw:style-name="gr21" draw:text-style-name="P29" svg:width="3.5504in" svg:height="1.6504in" svg:x="2.1in" svg:y="5.6791in"><text:p text:style-name="P28"><text:span text:style-name="T13">WEB SERVER</text:span></text:p><text:p text:style-name="P28"><text:span text:style-name="T13">DATAB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2" draw:text-style-name="P29" svg:x1="3.8606in" svg:y1="3.3614in" svg:x2="3.85in" svg:y2="4.1114in"><text:p/></draw:line><draw:custom-shape draw:style-name="gr23" draw:text-style-name="P29" svg:width="3.7004in" svg:height="1.0004in" svg:x="2.0102in" svg:y="4.1008in"><text:p text:style-name="P28"><text:span text:style-name="T13">INTERNET</text:span></text:p><draw:enhanced-geometry svg:viewBox="0 0 21600 21600" draw:type="rectangle" draw:enhanced-path="M 0 0 L 21600 0 21600 21600 0 21600 0 0 Z N"/></draw:custom-shape><draw:line draw:style-name="gr24" draw:text-style-name="P29" svg:x1="3.8106in" svg:y1="5.0508in" svg:x2="3.8in" svg:y2="5.7008in"><text:p/></draw:lin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draw:g text:anchor-type="paragraph" draw:z-index="2" draw:style-name="gr1"><draw:custom-shape draw:style-name="gr25" draw:text-style-name="P29" svg:width="0.3004in" svg:height="0.3004in" svg:x="2.8882in" svg:y="0.40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31" svg:width="0.6504in" svg:height="0.3504in" svg:x="2.7484in" svg:y="0.0008in"><draw:text-box><text:p text:style-name="P30"><text:span text:style-name="T14">Start</text:span></text:p></draw:text-box></draw:frame><draw:custom-shape draw:style-name="gr27" draw:text-style-name="P33" svg:width="2.4051in" svg:height="0.5504in" svg:x="2.3693in" svg:y="1.011in"><text:p text:style-name="P28"><text:span text:style-name="T16">Checking for username/ passw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8" draw:text-style-name="P29" svg:x1="3.0272in" svg:y1="0.7008in" svg:x2="3.0272in" svg:y2="1.0508in"><text:p/></draw:line><draw:line draw:style-name="gr29" draw:text-style-name="P29" svg:x1="2.9984in" svg:y1="1.561in" svg:x2="2.9984in" svg:y2="1.961in"><text:p/></draw:line><draw:custom-shape draw:style-name="gr30" draw:text-style-name="P33" svg:width="2.4043in" svg:height="0.5504in" svg:x="2.3665in" svg:y="1.9906in"><text:p text:style-name="P28"><text:span text:style-name="T16">Send credentials to datab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1" draw:text-style-name="P29" svg:x1="3.0209in" svg:y1="2.5791in" svg:x2="3.0209in" svg:y2="3.3791in"><text:p/></draw:line><draw:custom-shape draw:style-name="gr32" draw:text-style-name="P33" svg:width="2.4043in" svg:height="0.5504in" svg:x="2.3209in" svg:y="3.3906in"><text:p text:style-name="P28"><text:span text:style-name="T16">Search in datab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3" draw:text-style-name="P29" svg:x1="3.0209in" svg:y1="3.9402in" svg:x2="3.0209in" svg:y2="4.7902in"><text:p/></draw:line><draw:custom-shape draw:style-name="gr34" draw:text-style-name="P29" svg:width="1.0504in" svg:height="1.3504in" svg:x="2.5102in" svg:y="4.7906in"><text:p/><draw:enhanced-geometry svg:viewBox="0 0 21600 21600" draw:glue-points="10800 0 0 10800 10800 21600 21600 10800" draw:text-areas="5400 5400 16200 16200" draw:type="diamond" draw:enhanced-path="M 10800 0 L 21600 10800 10800 21600 0 10800 10800 0 Z N"/></draw:custom-shape><draw:line draw:style-name="gr35" draw:text-style-name="P29" svg:x1="2.5209in" svg:y1="5.4508in" svg:x2="1.5209in" svg:y2="5.4508in"><text:p/></draw:line><draw:line draw:style-name="gr36" draw:text-style-name="P29" svg:x1="3.5209in" svg:y1="5.4402in" svg:x2="4.6209in" svg:y2="5.4508in"><text:p/></draw:line><draw:frame draw:style-name="gr37" draw:text-style-name="P31" svg:width="2.1004in" svg:height="0.3504in" svg:x="0.5209in" svg:y="4.7906in"><draw:text-box><text:p text:style-name="P30"><text:span text:style-name="T14">[Found credentials]</text:span></text:p></draw:text-box></draw:frame><draw:frame draw:style-name="gr38" draw:text-style-name="P31" svg:width="2.5504in" svg:height="0.5622in" svg:x="3.5209in" svg:y="4.7787in"><draw:text-box><text:p text:style-name="P30"><text:span text:style-name="T14">[Did not find credentials]</text:span></text:p></draw:text-box></draw:frame><draw:custom-shape draw:style-name="gr39" draw:text-style-name="P33" svg:width="2.4043in" svg:height="0.5504in" svg:x="4.6209in" svg:y="5.2406in"><text:p text:style-name="P28"><text:span text:style-name="T16">Redirect to the login pag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0" draw:text-style-name="P33" svg:width="1.5004in" svg:height="0.5504in" svg:x="0in" svg:y="5.211in"><text:p text:style-name="P28"><text:span text:style-name="T16">Redirect to home p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1" draw:text-style-name="P32" svg:width="6.4504in" svg:height="1.0504in" svg:x="0.3209in" svg:y="8.0906in"><draw:text-box><text:p text:style-name="P30"><text:span text:style-name="T15">Process model of checking for username/password</text:span></text:p></draw:text-box></draw:frame><draw:frame draw:style-name="gr42" draw:text-style-name="P34" svg:width="1.6004in" svg:height="0.4504in" svg:x="2.3709in" svg:y="7.5406in"><draw:text-box><text:p text:style-name="P30"><text:span text:style-name="T17">&lt;&lt;Browser&gt;&gt;</text:span></text:p></draw:text-box></draw:frame><draw:custom-shape draw:style-name="gr43" draw:text-style-name="P29" svg:width="0.5213in" svg:height="0.5004in" svg:x="2.9in" svg:y="6.54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29" svg:width="0.3004in" svg:height="0.3004in" svg:x="3.0102in" svg:y="6.64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5" draw:text-style-name="P29" svg:x1="0.7709in" svg:y1="5.7402in" svg:x2="0.7709in" svg:y2="6.8902in"><text:p/></draw:line><draw:line draw:style-name="gr46" draw:text-style-name="P29" svg:x1="5.9209in" svg:y1="5.7902in" svg:x2="5.9209in" svg:y2="6.9402in"><text:p/></draw:line><draw:line draw:style-name="gr47" draw:text-style-name="P29" svg:x1="0.7709in" svg:y1="6.8902in" svg:x2="2.9209in" svg:y2="6.8902in"><text:p/></draw:line><draw:line draw:style-name="gr48" draw:text-style-name="P29" svg:x1="5.9209in" svg:y1="6.9402in" svg:x2="3.4209in" svg:y2="6.8902in"><text:p/></draw:line><draw:custom-shape draw:style-name="gr49" draw:text-style-name="P29" svg:width="0.5217in" svg:height="0.5004in" svg:x="2.9in" svg:y="6.54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draw:text-style-name="P29" svg:width="0.3004in" svg:height="0.3004in" svg:x="3.0102in" svg:y="6.64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draw:g text:anchor-type="paragraph" draw:z-index="3" draw:style-name="gr1"><draw:custom-shape draw:style-name="gr51" draw:text-style-name="P29" svg:width="0.3004in" svg:height="0.3004in" svg:x="1.75in" svg:y="0.390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 draw:text-style-name="P31" svg:width="0.6504in" svg:height="0.3504in" svg:x="1.6in" svg:y="0.0008in"><draw:text-box><text:p text:style-name="P30"><text:span text:style-name="T14">Start</text:span></text:p></draw:text-box></draw:frame><draw:line draw:style-name="gr53" draw:text-style-name="P29" svg:x1="2.8287in" svg:y1="0.8008in" svg:x2="2.8287in" svg:y2="1.1508in"><text:p/></draw:line><draw:custom-shape draw:style-name="gr54" draw:text-style-name="P33" svg:width="1.9004in" svg:height="0.5004in" svg:x="2.4in" svg:y="0.3008in"><text:p text:style-name="P28"><text:span text:style-name="T16">Attemp to clock 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5" draw:text-style-name="P29" svg:x1="2.05in" svg:y1="0.5508in" svg:x2="2.4in" svg:y2="0.5508in"><text:p/></draw:line><draw:custom-shape draw:style-name="gr56" draw:text-style-name="P29" svg:width="0.7504in" svg:height="0.7504in" svg:x="2.45in" svg:y="1.1508in"><text:p/><draw:enhanced-geometry svg:viewBox="0 0 21600 21600" draw:glue-points="10800 0 0 10800 10800 21600 21600 10800" draw:text-areas="5400 5400 16200 16200" draw:type="diamond" draw:enhanced-path="M 10800 0 L 21600 10800 10800 21600 0 10800 10800 0 Z N"/></draw:custom-shape><draw:line draw:style-name="gr57" draw:text-style-name="P29" svg:x1="1.6583in" svg:y1="1.5008in" svg:x2="1.65in" svg:y2="2.1008in"><text:p/></draw:line><draw:line draw:style-name="gr58" draw:text-style-name="P29" svg:x1="3.2in" svg:y1="1.511in" svg:x2="4in" svg:y2="1.511in"><text:p/></draw:line><draw:line draw:style-name="gr59" draw:text-style-name="P29" svg:x1="1.65in" svg:y1="1.511in" svg:x2="2.45in" svg:y2="1.511in"><text:p/></draw:line><draw:line draw:style-name="gr60" draw:text-style-name="P29" svg:x1="4.0083in" svg:y1="1.5008in" svg:x2="4in" svg:y2="2.1008in"><text:p/></draw:line><draw:frame draw:style-name="gr61" draw:text-style-name="P31" svg:width="1.5504in" svg:height="0.6094in" svg:x="1.15in" svg:y="0.9906in"><draw:text-box><text:p text:style-name="P30"><text:span text:style-name="T14">[is weekend]</text:span></text:p></draw:text-box></draw:frame><draw:frame draw:style-name="gr62" draw:text-style-name="P31" svg:width="1.9921in" svg:height="0.6594in" svg:x="3.15in" svg:y="0.9925in"><draw:text-box><text:p text:style-name="P30"><text:span text:style-name="T14">[not weekend]</text:span></text:p></draw:text-box></draw:frame><draw:custom-shape draw:style-name="gr63" draw:text-style-name="P33" svg:width="1.4004in" svg:height="0.7504in" svg:x="1.05in" svg:y="2.1008in"><text:p text:style-name="P28"><text:span text:style-name="T16">Invali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4" draw:text-style-name="P35" svg:width="1.8004in" svg:height="0.4004in" svg:x="2.65in" svg:y="7.9008in"><draw:text-box><text:p text:style-name="P30"><text:span text:style-name="T13">&lt;&lt;Browser&gt;&gt;</text:span></text:p></draw:text-box></draw:frame><draw:frame draw:style-name="gr65" draw:text-style-name="P36" svg:width="6.4504in" svg:height="0.8425in" svg:x="0in" svg:y="9.1008in"><draw:text-box><text:p text:style-name="P30"><text:span text:style-name="T18">Process model of attemp to clock in</text:span></text:p></draw:text-box></draw:frame><draw:custom-shape draw:style-name="gr66" draw:text-style-name="P33" svg:width="1.4004in" svg:height="0.7504in" svg:x="3.3075in" svg:y="2.1008in"><text:p text:style-name="P28"><text:span text:style-name="T16">Vali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7" draw:text-style-name="P29" svg:width="0.7504in" svg:height="0.7504in" svg:x="3.6602in" svg:y="3.3406in"><text:p/><draw:enhanced-geometry svg:viewBox="0 0 21600 21600" draw:glue-points="10800 0 0 10800 10800 21600 21600 10800" draw:text-areas="5400 5400 16200 16200" draw:type="diamond" draw:enhanced-path="M 10800 0 L 21600 10800 10800 21600 0 10800 10800 0 Z N"/></draw:custom-shape><draw:line draw:style-name="gr68" draw:text-style-name="P29" svg:x1="4.05in" svg:y1="2.8508in" svg:x2="4.0382in" svg:y2="3.3213in"><text:p/></draw:line><draw:frame draw:style-name="gr69" draw:text-style-name="P31" svg:width="2.1504in" svg:height="0.6094in" svg:x="4.25in" svg:y="3.1008in"><draw:text-box><text:p text:style-name="P30"><text:span text:style-name="T14">[is schedule to work]</text:span></text:p></draw:text-box></draw:frame><draw:frame draw:style-name="gr70" draw:text-style-name="P31" svg:width="2.3004in" svg:height="0.6094in" svg:x="1.6181in" svg:y="3.1028in"><draw:text-box><text:p text:style-name="P30"><text:span text:style-name="T14">[not schedule to work]</text:span></text:p></draw:text-box></draw:frame><draw:line draw:style-name="gr71" draw:text-style-name="P29" svg:x1="3.6894in" svg:y1="3.7008in" svg:x2="1.5in" svg:y2="3.7008in"><text:p/></draw:line><draw:line draw:style-name="gr72" draw:text-style-name="P29" svg:x1="1.5in" svg:y1="3.7008in" svg:x2="1.5in" svg:y2="2.8508in"><text:p/></draw:line><draw:line draw:style-name="gr73" draw:text-style-name="P29" svg:x1="4.4in" svg:y1="3.7008in" svg:x2="5in" svg:y2="3.7008in"><text:p/></draw:line><draw:line draw:style-name="gr74" draw:text-style-name="P29" svg:x1="5in" svg:y1="3.7008in" svg:x2="5in" svg:y2="4.4008in"><text:p/></draw:line><draw:custom-shape draw:style-name="gr75" draw:text-style-name="P33" svg:width="1.4004in" svg:height="0.7504in" svg:x="4.3in" svg:y="4.4008in"><text:p text:style-name="P28"><text:span text:style-name="T16">Clock in u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6" draw:text-style-name="P29" svg:x1="5.0106in" svg:y1="5.1508in" svg:x2="5.0106in" svg:y2="5.7508in"><text:p/></draw:line><draw:custom-shape draw:style-name="gr77" draw:text-style-name="P33" svg:width="1.4004in" svg:height="0.7504in" svg:x="4.35in" svg:y="5.7508in"><text:p text:style-name="P28"><text:span text:style-name="T16">Enable lunch brea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8" draw:text-style-name="P29" svg:x1="5.05in" svg:y1="6.5008in" svg:x2="5.05in" svg:y2="7.1008in"><text:p/></draw:line><draw:custom-shape draw:style-name="gr79" draw:text-style-name="P33" svg:width="2.5004in" svg:height="0.7504in" svg:x="4.1in" svg:y="7.1008in"><text:p text:style-name="P28"><text:span text:style-name="T16">Write the current time to timeshee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0" draw:text-style-name="P29" svg:x1="1.0394in" svg:y1="2.4508in" svg:x2="0.3894in" svg:y2="2.4508in"><text:p/></draw:line><draw:custom-shape draw:style-name="gr81" draw:text-style-name="P29" svg:width="0.5217in" svg:height="0.5004in" svg:x="1.65in" svg:y="6.2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2" draw:text-style-name="P29" svg:width="0.3004in" svg:height="0.3004in" svg:x="1.7602in" svg:y="6.35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3" draw:text-style-name="P29" svg:x1="4.1in" svg:y1="7.5008in" svg:x2="1.95in" svg:y2="7.5008in"><text:p/></draw:line><draw:line draw:style-name="gr84" draw:text-style-name="P29" svg:x1="0.4in" svg:y1="2.4508in" svg:x2="0.4in" svg:y2="6.5008in"><text:p/></draw:line><draw:line draw:style-name="gr85" draw:text-style-name="P29" svg:x1="0.4in" svg:y1="6.5008in" svg:x2="1.65in" svg:y2="6.5008in"><text:p/></draw:line><draw:line draw:style-name="gr86" draw:text-style-name="P29" svg:x1="1.95in" svg:y1="7.5008in" svg:x2="1.95in" svg:y2="6.7508in"><text:p/></draw:lin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draw:g text:anchor-type="paragraph" draw:z-index="4" draw:style-name="gr1"><draw:custom-shape draw:style-name="gr87" draw:text-style-name="P29" svg:width="0.3004in" svg:height="0.3004in" svg:x="1.8291in" svg:y="0.38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8" draw:text-style-name="P31" svg:width="0.6504in" svg:height="0.3504in" svg:x="1.6791in" svg:y="0in"><draw:text-box><text:p text:style-name="P30"><text:span text:style-name="T14">Start</text:span></text:p></draw:text-box></draw:frame><draw:line draw:style-name="gr89" draw:text-style-name="P29" svg:x1="3.0264in" svg:y1="0.8in" svg:x2="3.0264in" svg:y2="1.15in"><text:p/></draw:line><draw:custom-shape draw:style-name="gr90" draw:text-style-name="P33" svg:width="1.3004in" svg:height="0.5004in" svg:x="2.4791in" svg:y="0.3in"><text:p text:style-name="P28"><text:span text:style-name="T16">Edit 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91" draw:text-style-name="P29" svg:x1="2.1295in" svg:y1="0.55in" svg:x2="2.4795in" svg:y2="0.55in"><text:p/></draw:line><draw:frame draw:style-name="gr92" draw:text-style-name="P31" svg:width="3.1004in" svg:height="0.6594in" svg:x="0.0008in" svg:y="3.1602in"><draw:text-box><text:p text:style-name="P30"><text:span text:style-name="T14">[more hours than the schedule]</text:span></text:p></draw:text-box></draw:frame><draw:frame draw:style-name="gr93" draw:text-style-name="P35" svg:width="1.8004in" svg:height="0.4004in" svg:x="2.7291in" svg:y="7.9in"><draw:text-box><text:p text:style-name="P30"><text:span text:style-name="T13">&lt;&lt;Browser&gt;&gt;</text:span></text:p></draw:text-box></draw:frame><draw:frame draw:style-name="gr94" draw:text-style-name="P36" svg:width="6.4504in" svg:height="0.8425in" svg:x="0.8791in" svg:y="8.6075in"><draw:text-box><text:p text:style-name="P30"><text:span text:style-name="T18">Process model of edit time</text:span></text:p></draw:text-box></draw:frame><draw:line draw:style-name="gr95" draw:text-style-name="P29" svg:x1="3.1295in" svg:y1="3in" svg:x2="3.1295in" svg:y2="3.55in"><text:p/></draw:line><draw:custom-shape draw:style-name="gr96" draw:text-style-name="P33" svg:width="1.4004in" svg:height="0.7504in" svg:x="2.4161in" svg:y="1.15in"><text:p text:style-name="P28"><text:span text:style-name="T16">Select g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97" draw:text-style-name="P29" svg:x1="4.539in" svg:y1="5.15in" svg:x2="4.539in" svg:y2="5.75in"><text:p/></draw:line><draw:custom-shape draw:style-name="gr98" draw:text-style-name="P33" svg:width="1.4004in" svg:height="0.7504in" svg:x="3.8787in" svg:y="5.75in"><text:p text:style-name="P28"><text:span text:style-name="T16">Flag the 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99" draw:text-style-name="P29" svg:x1="4.539in" svg:y1="6.5in" svg:x2="4.539in" svg:y2="7.1in"><text:p/></draw:line><draw:custom-shape draw:style-name="gr100" draw:text-style-name="P33" svg:width="2.5004in" svg:height="0.7504in" svg:x="3.9433in" svg:y="7.1in"><text:p text:style-name="P28"><text:span text:style-name="T16">Change the time in the timeshee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1" draw:text-style-name="P29" svg:width="0.5217in" svg:height="0.5004in" svg:x="1.611in" svg:y="6.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29" svg:width="0.3004in" svg:height="0.3004in" svg:x="1.7224in" svg:y="6.3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3" draw:text-style-name="P29" svg:x1="3.9437in" svg:y1="7.5in" svg:x2="1.7937in" svg:y2="7.5in"><text:p/></draw:line><draw:line draw:style-name="gr104" draw:text-style-name="P29" svg:x1="1.7937in" svg:y1="7.5in" svg:x2="1.7937in" svg:y2="6.75in"><text:p/></draw:line><draw:line draw:style-name="gr105" draw:text-style-name="P29" svg:x1="3.0406in" svg:y1="1.9in" svg:x2="3.0406in" svg:y2="2.25in"><text:p/></draw:line><draw:custom-shape draw:style-name="gr106" draw:text-style-name="P33" svg:width="1.4004in" svg:height="0.7504in" svg:x="2.4291in" svg:y="2.25in"><text:p text:style-name="P28"><text:span text:style-name="T16">Select date and 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29" svg:width="0.8004in" svg:height="0.8504in" svg:x="2.7291in" svg:y="3.55in"><text:p/><draw:enhanced-geometry svg:viewBox="0 0 21600 21600" draw:glue-points="10800 0 0 10800 10800 21600 21600 10800" draw:text-areas="5400 5400 16200 16200" draw:type="diamond" draw:enhanced-path="M 10800 0 L 21600 10800 10800 21600 0 10800 10800 0 Z N"/></draw:custom-shape><draw:line draw:style-name="gr108" draw:text-style-name="P29" svg:x1="2.7295in" svg:y1="3.9602in" svg:x2="2.0295in" svg:y2="3.9602in"><text:p/></draw:line><draw:line draw:style-name="gr109" draw:text-style-name="P29" svg:x1="2.0295in" svg:y1="3.95in" svg:x2="2.0295in" svg:y2="4.5in"><text:p/></draw:line><draw:custom-shape draw:style-name="gr110" draw:text-style-name="P33" svg:width="1.4004in" svg:height="0.7504in" svg:x="1.3791in" svg:y="4.5in"><text:p text:style-name="P28"><text:span text:style-name="T16">Invalid chan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1" draw:text-style-name="P31" svg:width="3.1004in" svg:height="0.6594in" svg:x="3.2791in" svg:y="3.15in"><draw:text-box><text:p text:style-name="P30"><text:span text:style-name="T14">[less or equal the hours in the schedule]</text:span></text:p></draw:text-box></draw:frame><draw:line draw:style-name="gr112" draw:text-style-name="P29" svg:x1="4.2295in" svg:y1="3.9602in" svg:x2="3.5295in" svg:y2="3.9602in"><text:p/></draw:line><draw:line draw:style-name="gr113" draw:text-style-name="P29" svg:x1="4.2346in" svg:y1="3.95in" svg:x2="4.2346in" svg:y2="4.5in"><text:p/></draw:line><draw:custom-shape draw:style-name="gr114" draw:text-style-name="P33" svg:width="1.9343in" svg:height="0.7504in" svg:x="3.5453in" svg:y="4.5in"><text:p text:style-name="P28"><text:span text:style-name="T16">Successful change the 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5" draw:text-style-name="P29" svg:x1="1.8295in" svg:y1="5.25in" svg:x2="1.8295in" svg:y2="6.25in"><text:p/></draw:lin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9"><text:soft-page-break/>Design Pattern</text:p>
      <text:p text:style-name="P17">Two design patterns would be good for this system is <text:span text:style-name="T10">Facade</text:span> and <text:span text:style-name="T9">Chain of Responsibility</text:span></text:p>
      <text:p text:style-name="P17"/>
      <text:p text:style-name="P11">Facade</text:p>
      <text:p text:style-name="P18">Provide a unified interface to a set of interfaces in a subsystem. Facade defines a higher-level interface that makes the subsystem easier to use. <text:span text:style-name="T11">I choose this pattern because its good to describe how the system give the supervisor power in the system.</text:span></text:p>
      <text:p text:style-name="P17">-Sub-systems: <text:span text:style-name="T12">Edit times , Clock in and out GA, Export time, Send messages to GA.</text:span></text:p>
      <text:p text:style-name="P17"/>
      <text:p text:style-name="P17"><draw:g text:anchor-type="paragraph" draw:z-index="6" draw:style-name="gr1"><draw:custom-shape draw:style-name="gr127" draw:text-style-name="P29" svg:width="3.7461in" svg:height="1.5004in" svg:x="2.0421in" svg:y="0.1083in"><text:p text:style-name="P28"><text:span text:style-name="T13">Supervisor (Facade)</text:span></text:p><draw:enhanced-geometry svg:viewBox="0 0 21600 21600" draw:type="rectangle" draw:enhanced-path="M 0 0 L 21600 0 21600 21600 0 21600 0 0 Z N"/></draw:custom-shape><draw:line draw:style-name="gr128" draw:text-style-name="P29" svg:x1="1.8106in" svg:y1="2.1079in" svg:x2="6.0303in" svg:y2="2.1079in"><text:p/></draw:line><draw:line draw:style-name="gr129" draw:text-style-name="P29" svg:x1="1.8154in" svg:y1="2.1079in" svg:x2="1.8154in" svg:y2="2.6079in"><text:p/></draw:line><draw:line draw:style-name="gr130" draw:text-style-name="P29" svg:x1="3.8445in" svg:y1="1.6079in" svg:x2="3.8319in" svg:y2="2.6079in"><text:p/></draw:line><draw:line draw:style-name="gr131" draw:text-style-name="P29" svg:x1="6.0346in" svg:y1="2.1079in" svg:x2="6.0346in" svg:y2="2.6079in"><text:p/></draw:line><draw:custom-shape draw:style-name="gr132" draw:text-style-name="P29" svg:width="1.6594in" svg:height="0.8504in" svg:x="1.0472in" svg:y="2.5972in"><text:p text:style-name="P28"><text:span text:style-name="T13">Edit tim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3" draw:text-style-name="P29" svg:width="2.2768in" svg:height="0.8504in" svg:x="2.8957in" svg:y="2.6083in"><text:p text:style-name="P28"><text:span text:style-name="T13">Clock GA in and 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4" draw:text-style-name="P29" svg:width="2.0362in" svg:height="0.8394in" svg:x="5.3846in" svg:y="2.6083in"><text:p text:style-name="P28"><text:span text:style-name="T13">Export tim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5" draw:text-style-name="P29" svg:width="3.7461in" svg:height="1.5004in" svg:x="2.0421in" svg:y="0.1083in"><text:p text:style-name="P28"><text:span text:style-name="T13">Supervisor (Façade)</text:span></text:p><draw:enhanced-geometry svg:viewBox="0 0 21600 21600" draw:type="rectangle" draw:enhanced-path="M 0 0 L 21600 0 21600 21600 0 21600 0 0 Z N"/></draw:custom-shape><draw:custom-shape draw:style-name="gr136" draw:text-style-name="P29" svg:width="1.565in" svg:height="1.0004in" svg:x="-0.2807in" svg:y="0.2583in"><text:p text:style-name="P28"><text:span text:style-name="T13">Client</text:span></text:p><draw:enhanced-geometry svg:viewBox="0 0 21600 21600" draw:type="rectangle" draw:enhanced-path="M 0 0 L 21600 0 21600 21600 0 21600 0 0 Z N"/></draw:custom-shape><draw:line draw:style-name="gr137" draw:text-style-name="P29" svg:x1="1.2843in" svg:y1="0.7579in" svg:x2="2.0429in" svg:y2="0.7579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Chain of Responsibility</text:p>
      <text:p text:style-name="P26">Avoid coupling the sender a request to its receiver by giving more than one object a chance to handle the request. I choose this pattern because it describe the way how the request can be send and can be handle by the system.</text:p>
      <text:p text:style-name="P23"><text:span text:style-name="T8">-Sub-system: Clock in and clock out, lunch break, write time down, minus the total time.</text:span></text:p>
      <text:p text:style-name="P23"><draw:g text:anchor-type="paragraph" draw:z-index="5" draw:style-name="gr1"><draw:custom-shape draw:style-name="gr116" draw:text-style-name="P29" svg:width="1.1004in" svg:height="1.0004in" svg:x="-0.361in" svg:y="0.0839in"><text:p text:style-name="P28"><text:span text:style-name="T13">G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7" draw:text-style-name="P29" svg:x1="0.7567in" svg:y1="0.6035in" svg:x2="7.4236in" svg:y2="0.5941in"><text:p/></draw:line><draw:frame draw:style-name="gr118" draw:text-style-name="P35" svg:width="2.1976in" svg:height="0.415in" svg:x="0.9961in" svg:y="0.1972in"><draw:text-box><text:p text:style-name="P30"><text:span text:style-name="T13">Request</text:span></text:p></draw:text-box></draw:frame><draw:line draw:style-name="gr119" draw:text-style-name="P29" svg:x1="1.187in" svg:y1="0.6035in" svg:x2="1.187in" svg:y2="1.6205in"><text:p/></draw:line><draw:custom-shape draw:style-name="gr120" draw:text-style-name="P37" svg:width="2.7614in" svg:height="0.7634in" svg:x="-0.4374in" svg:y="1.6205in"><text:p text:style-name="P28"><text:span text:style-name="T14">Processing clock in and 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21" draw:text-style-name="P29" svg:x1="3.4433in" svg:y1="0.6035in" svg:x2="3.4433in" svg:y2="1.6205in"><text:p/></draw:line><draw:line draw:style-name="gr122" draw:text-style-name="P29" svg:x1="1.187in" svg:y1="0.6035in" svg:x2="1.187in" svg:y2="1.6205in"><text:p/></draw:line><draw:line draw:style-name="gr123" draw:text-style-name="P29" svg:x1="1.187in" svg:y1="0.6035in" svg:x2="1.187in" svg:y2="1.6205in"><text:p/></draw:line><draw:custom-shape draw:style-name="gr124" draw:text-style-name="P37" svg:width="2.4571in" svg:height="0.7634in" svg:x="2.4669in" svg:y="1.6205in"><text:p text:style-name="P28"><text:span text:style-name="T14">Processing lunch brea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25" draw:text-style-name="P29" svg:x1="5.6622in" svg:y1="0.6035in" svg:x2="5.6622in" svg:y2="1.6205in"><text:p/></draw:line><draw:custom-shape draw:style-name="gr126" draw:text-style-name="P37" svg:width="2.3559in" svg:height="0.7634in" svg:x="5.1681in" svg:y="1.6311in"><text:p text:style-name="P28"><text:span text:style-name="T14">Processing time writt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
      <text:p text:style-name="P24"/>
      <text:p text:style-name="P24"/>
      <text:p text:style-name="P24"><text:soft-page-break/>Short Essay</text:p>
      <text:p text:style-name="P25">o What you learned during this process </text:p>
      <text:p text:style-name="P25">o What software did you use to do the models in o Was the software difficult to learn </text:p>
      <text:p text:style-name="P25">o How did you like the software  .Was it easy to use, helpful, stable, etc. </text:p>
      <text:p text:style-name="P25">o Which models were the most difficult to create for this project  .Not talking about difficulty to create in the chosen software but the difficulty in your team coming up with the content of the model </text:p>
      <text:p text:style-name="P25">o Which models were the easiest </text:p>
      <text:p text:style-name="P25">o Do you feel these models would help you actually implement a system like this </text:p>
      <text:p text:style-name="P25">o What models do you feel would be the most helpful during implementation </text:p>
      <text:p text:style-name="P25">o What models would be the least helpful </text:p>
      <text:p text:style-name="P25">o How hard was it to use Git </text:p>
      <text:p text:style-name="P25">o Would you use Git again or would you use some other type of version control </text:p>
      <text:p text:style-name="P25">o Did your team see the benefit in using version control or did it just seem to get in the w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1a5d4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Page </text:span><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21:36:32.089000000</meta:creation-date>
    <dc:date>2016-11-29T22:13:18.403000000</dc:date>
    <meta:editing-duration>PT36M46S</meta:editing-duration>
    <meta:editing-cycles>1</meta:editing-cycles>
    <meta:document-statistic meta:table-count="0" meta:image-count="0" meta:object-count="0" meta:page-count="12" meta:paragraph-count="51" meta:word-count="799" meta:character-count="4520" meta:non-whitespace-character-count="3726"/>
    <meta:generator>LibreOffice/4.3.5.2$Windows_x86 LibreOffice_project/3a87456aaa6a95c63eea1c1b3201acedf0751bd5</meta:generator>
  </office:meta>
</office:document-meta>
</file>